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>
      <style:text-properties style:font-name="Liberation Sans" fo:font-size="1pt" style:font-name-asian="Liberation Sans2" style:font-name-complex="Liberation Sans2"/>
    </style:style>
    <style:style style:name="P8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8af16"/>
    </style:style>
    <style:style style:name="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blank</text:file-name></text:p>
      <text:p text:style-name="P5">Marcos Miquel Lisarde</text:p>
      <text:p text:style-name="P2"/>
      <text:p text:style-name="P1"/>
      <text:p text:style-name="P1">Í<text:span text:style-name="T3">ndice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 style:font-name-asian="Liberation Sans2" style:font-name-complex="Liberation Sans2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blank</text:file-name><draw:custom-shape text:anchor-type="char" draw:z-index="0" draw:name="PowerPlusWaterMarkObject 1" draw:style-name="Mgr1" draw:text-style-name="MP2" svg:width="16.999cm" svg:height="8.54cm" draw:transform="rotate (0.785398163397448) translate (-0.631472222222222cm 14.9879444444444cm)"><text:p text:style-name="MP1"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blank</text:file-name><draw:custom-shape text:anchor-type="char" draw:z-index="1" draw:name="PowerPlusWaterMarkObject 2" draw:style-name="Mgr1" draw:text-style-name="MP2" svg:width="16.999cm" svg:height="8.54cm" draw:transform="rotate (0.785398163397448) translate (-0.631472222222222cm 14.9879444444444cm)"><text:p text:style-name="MP1"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3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2" svg:width="19cm" svg:height="9.543cm" draw:transform="rotate (0.785398163397448) translate (-0.703791666666667cm 16.8284444444444cm)"><text:p text:style-name="MP1"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2" svg:width="16.999cm" svg:height="8.54cm" draw:transform="rotate (0.785398163397448)"><text:p text:style-name="MP1"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2" svg:width="16.999cm" svg:height="8.54cm" draw:transform="rotate (0.785398163397448)"><text:p text:style-name="MP1"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2" svg:width="16.999cm" svg:height="8.54cm" draw:transform="rotate (0.785398163397448)"><text:p text:style-name="MP1"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2" svg:width="11.399cm" svg:height="5.725cm" draw:transform="rotate (0.785398163397448)"><text:p text:style-name="MP1"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2" svg:width="17.999cm" svg:height="9.041cm" draw:transform="rotate (0.785398163397448)"><text:p text:style-name="MP1"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2" svg:width="16.999cm" svg:height="8.54cm" draw:transform="rotate (0.785398163397448)"><text:p text:style-name="MP1"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2" svg:width="16.999cm" svg:height="8.54cm" draw:transform="rotate (0.785398163397448)"><text:p text:style-name="MP1"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2" svg:width="16.999cm" svg:height="8.54cm" draw:transform="rotate (0.785398163397448)"><text:p text:style-name="MP1">As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0-31T10:20:39.298546377</dc:date>
    <meta:editing-duration>PT32M37S</meta:editing-duration>
    <meta:editing-cycles>8</meta:editing-cycles>
    <meta:generator>LibreOffice/7.5.6.2$Linux_X86_64 LibreOffice_project/50$Build-2</meta:generator>
    <meta:document-statistic meta:table-count="0" meta:image-count="0" meta:object-count="0" meta:page-count="3" meta:paragraph-count="7" meta:word-count="11" meta:character-count="58" meta:non-whitespace-character-count="50"/>
  </office:meta>
</office:document-meta>
</file>